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draw:frame draw:z-index="251658240" draw:style-name="a0" draw:name="Image 1" text:anchor-type="paragraph" svg:x="0in" svg:y="2.0875in" svg:width="6.925in" svg:height="5.25486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09-04-16T11:32:00Z</meta:creation-date>
    <dc:date>2019-04-02T07:50:00Z</dc:date>
    <meta:template xlink:href="Normal" xlink:type="simple"/>
    <meta:editing-cycles>4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0" meta:character-count="1" meta:row-count="1" meta:non-whitespace-character-count="1"/>
  </office:meta>
</office:document-meta>
</file>